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41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f413d"/>
    </style:style>
    <style:style style:name="ce6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urrent Price</text:p>
          </table:table-cell>
          <table:table-cell office:value-type="string" calcext:value-type="string">
            <text:p>Predicted Price</text:p>
          </table:table-cell>
          <table:table-cell office:value-type="string" calcext:value-type="string">
            <text:p>Predicted % Increase</text:p>
          </table:table-cell>
          <table:table-cell office:value-type="string" calcext:value-type="string">
            <text:p>Variance of Return</text:p>
          </table:table-cell>
          <table:table-cell/>
          <table:table-cell office:value-type="string" calcext:value-type="string">
            <text:p>Covariance of Return With:</text:p>
          </table:table-cell>
          <table:table-cell office:value-type="string" calcext:value-type="string">
            <text:p>LOP</text:p>
          </table:table-cell>
          <table:table-cell office:value-type="string" calcext:value-type="string">
            <text:p>IL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AUA</text:p>
          </table:table-cell>
          <table:table-cell/>
          <table:table-cell office:value-type="string" calcext:value-type="string">
            <text:p>Fraction of Total Money in St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ELL</text:p>
          </table:table-cell>
          <table:table-cell office:value-type="string" calcext:value-type="string">
            <text:p>BB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style-name="ce1" table:formula="of:=100*([.D2]/[.C2]-1)" office:value-type="float" office:value="20" calcext:value-type="float">
            <text:p>20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TSOFPLACE</text:p>
          </table:table-cell>
          <table:table-cell office:value-type="string" calcext:value-type="string">
            <text:p>LOP</text:p>
          </table:table-cell>
          <table:table-cell office:value-type="float" office:value="127" calcext:value-type="float">
            <text:p>127</text:p>
          </table:table-cell>
          <table:table-cell table:style-name="ce1" table:formula="of:=([.E3]/100+1)*[.C3]" office:value-type="float" office:value="180.34" calcext:value-type="float">
            <text:p>180.34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085" calcext:value-type="float">
            <text:p>0.08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NETLIFE</text:p>
          </table:table-cell>
          <table:table-cell office:value-type="string" calcext:value-type="string">
            <text:p>ILI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table:formula="of:=100*([.D4]/[.C4]-1)" office:value-type="float" office:value="100" calcext:value-type="float">
            <text:p>100</text:p>
          </table:table-cell>
          <table:table-cell office:value-type="float" office:value="0.333" calcext:value-type="float">
            <text:p>0.333</text:p>
          </table:table-cell>
          <table:table-cell table:number-columns-repeated="4"/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2" calcext:value-type="float">
            <text:p>0.04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LTHTOMORROW</text:p>
          </table:table-cell>
          <table:table-cell office:value-type="string" calcext:value-type="string">
            <text:p>HEAL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style-name="ce1" table:formula="of:=100*([.D5]/[.C5]-1)"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table:number-columns-repeated="5"/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ICKY</text:p>
          </table:table-cell>
          <table:table-cell office:value-type="string" calcext:value-type="string">
            <text:p>QUI</text:p>
          </table:table-cell>
          <table:table-cell office:value-type="float" office:value="150" calcext:value-type="float">
            <text:p>150</text:p>
          </table:table-cell>
          <table:table-cell table:style-name="ce1" table:formula="of:=([.E6]/100+1)*[.C6]" office:value-type="float" office:value="219" calcext:value-type="float">
            <text:p>219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0.065" calcext:value-type="float">
            <text:p>0.065</text:p>
          </table:table-cell>
          <table:table-cell table:number-columns-repeated="6"/>
          <table:table-cell office:value-type="float" office:value="-0.02" calcext:value-type="float">
            <text:p>-0.02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MOBILE ALLIANCE</text:p>
          </table:table-cell>
          <table:table-cell office:value-type="string" calcext:value-type="string">
            <text:p>AUA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1" table:formula="of:=100*([.D7]/[.C7]-1)" office:value-type="float" office:value="30" calcext:value-type="float">
            <text:p>30</text:p>
          </table:table-cell>
          <table:table-cell office:value-type="float" office:value="0.08" calcext:value-type="float">
            <text:p>0.0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Expected Return</text:p>
          </table:table-cell>
          <table:table-cell table:formula="of:=([.O2]*[.E2]+[.O3]*[.E3]+[.O4]*[.E4]+[.O5]*[.E5]+[.O6]*[.E6]+[.O7]*[.E7])/100" office:value-type="float" office:value="0.692" calcext:value-type="float">
            <text:p>0.692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Variance</text:p>
          </table:table-cell>
          <table:table-cell table:formula="of:=[.O2]*[.O2]*[.F2]+[.O3]*[.O3]*[.F3]+[.O4]*[.O4]*[.F4]+[.O5]*[.O5]*[.F5]+[.O6]*[.O6]*[.F6]+[.O7]*[.O7]*[.F7]+[.O2]*[.O3]*[.I2]+[.O2]*[.O4]*[.J2]+[.O2]*[.O5]*[.K2]+[.O2]*[.O6]*[.L2]+[.O2]*[.O7]*[.M2]+[.O3]*[.O4]*[.J3]+[.O3]*[.O5]*[.K3]+[.O3]*[.O6]*[.L3]+[.O3]*[.O7]*[.M3]+[.O4]*[.O5]*[.K4]+[.O4]*[.O6]*[.L4]+[.O4]*[.O7]*[.M4]+[.O5]*[.O6]*[.L5]+[.O5]*[.O7]*[.M5]+[.O6]*[.O7]*[.M6]" office:value-type="float" office:value="0.06068" calcext:value-type="float">
            <text:p>0.06068</text:p>
          </table:table-cell>
          <table:table-cell table:number-columns-repeated="5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5" table:formula="of:=[.$A$23]*[.A25]+[.$B$23]*[.B26]+[.$C$23]*[.C27]+[.$D$23]*[.D28]+[.$E$23]*[.E29]+[.$F$23]*[.F30]+[.$G$23]*[.G25]+[.$H$23]*[.H25]+[.$I$23]*[.I25]+[.$J$23]*[.J25]+[.$K$23]*[.K25]+[.$L$23]*[.L25]+[.$M$23]*[.M25]+[.$N$23]*[.N25]+[.$O$23]*[.O25]+[.$P$23]*[.P2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-0.42" calcext:value-type="float">
            <text:p>-0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5" table:formula="of:=[.$A$23]*[.A26]+[.$B$23]*[.B25]+[.$C$23]*[.C25]+[.$D$23]*[.D25]+[.$E$23]*[.E25]+[.$F$23]*[.F25]+[.$G$23]*[.G26]+[.$H$23]*[.H26]+[.$I$23]*[.I26]+[.$J$23]*[.J26]+[.$K$23]*[.K26]+[.$L$23]*[.L26]+[.$M$23]*[.M26]+[.$N$23]*[.N26]+[.$O$23]*[.O26]+[.$P$23]*[.P2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2" calcext:value-type="float">
            <text:p>0.04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5" table:formula="of:=[.$A$23]*[.A27]+[.$B$23]*[.B27]+[.$C$23]*[.C26]+[.$D$23]*[.D26]+[.$E$23]*[.E26]+[.$F$23]*[.F26]+[.$G$23]*[.G27]+[.$H$23]*[.H27]+[.$I$23]*[.I27]+[.$J$23]*[.J27]+[.$K$23]*[.K27]+[.$L$23]*[.L27]+[.$M$23]*[.M27]+[.$N$23]*[.N27]+[.$O$23]*[.O27]+[.$P$23]*[.P2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5" calcext:value-type="float">
            <text:p>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5" table:formula="of:=[.$A$23]*[.A28]+[.$B$23]*[.B28]+[.$C$23]*[.C28]+[.$D$23]*[.D27]+[.$E$23]*[.E27]+[.$F$23]*[.F27]+[.$G$23]*[.G28]+[.$H$23]*[.H28]+[.$I$23]*[.I28]+[.$J$23]*[.J28]+[.$K$23]*[.K28]+[.$L$23]*[.L28]+[.$M$23]*[.M28]+[.$N$23]*[.N28]+[.$O$23]*[.O28]+[.$P$23]*[.P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46" calcext:value-type="float">
            <text:p>-0.4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 table:formula="of:=[.$A$23]*[.A29]+[.$B$23]*[.B29]+[.$C$23]*[.C29]+[.$D$23]*[.D29]+[.$E$23]*[.E28]+[.$F$23]*[.F28]+[.$G$23]*[.G29]+[.$H$23]*[.H29]+[.$I$23]*[.I29]+[.$J$23]*[.J29]+[.$K$23]*[.K29]+[.$L$23]*[.L29]+[.$M$23]*[.M29]+[.$N$23]*[.N29]+[.$O$23]*[.O29]+[.$P$23]*[.P2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table:formula="of:=[.$A$23]*[.A30]+[.$B$23]*[.B30]+[.$C$23]*[.C30]+[.$D$23]*[.D30]+[.$E$23]*[.E30]+[.$F$23]*[.F29]+[.$G$23]*[.G30]+[.$H$23]*[.H30]+[.$I$23]*[.I30]+[.$J$23]*[.J30]+[.$K$23]*[.K30]+[.$L$23]*[.L30]+[.$M$23]*[.M30]+[.$N$23]*[.N30]+[.$O$23]*[.O30]+[.$P$23]*[.P3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42" calcext:value-type="float">
            <text:p>-0.4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-0.46" calcext:value-type="float">
            <text:p>-0.46</text:p>
          </table:table-cell>
          <table:table-cell office:value-type="float" office:value="-0.3" calcext:value-type="float">
            <text:p>-0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table:formula="of:=[.$A$23]*[.A31]+[.$B$23]*[.B31]+[.$C$23]*[.C31]+[.$D$23]*[.D31]+[.$E$23]*[.E31]+[.$F$23]*[.F31]+[.$G$23]*[.G31]+[.$H$23]*[.H31]+[.$I$23]*[.I31]+[.$J$23]*[.J31]+[.$K$23]*[.K31]+[.$L$23]*[.L31]+[.$M$23]*[.M31]+[.$N$23]*[.N31]+[.$O$23]*[.O31]+[.$P$23]*[.P31]" office:value-type="float" office:value="0" calcext:value-type="float">
            <text:p>0</text:p>
          </table:table-cell>
          <table:table-cell/>
          <table:table-cell table:style-name="ce6" office:value-type="float" office:value="-0.25" calcext:value-type="float">
            <text:p>-0.25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[.$A$23]*[.A32]+[.$B$23]*[.B32]+[.$C$23]*[.C32]+[.$D$23]*[.D32]+[.$E$23]*[.E32]+[.$F$23]*[.F32]+[.$G$23]*[.G32]+[.$H$23]*[.H32]+[.$I$23]*[.I32]+[.$J$23]*[.J32]+[.$K$23]*[.K32]+[.$L$23]*[.L32]+[.$M$23]*[.M32]+[.$N$23]*[.N32]+[.$O$23]*[.O32]+[.$P$23]*[.P3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table:style-name="ce5" table:formula="of:=MIN([.A23];[.I23])" office:value-type="float" office:value="0" calcext:value-type="float">
            <text:p>0</text:p>
          </table:table-cell>
          <table:table-cell office:value-type="string" calcext:value-type="string">
            <text:p>Complementarity Constraints</text:p>
          </table:table-cell>
          <table:table-cell/>
          <table:table-cell table:style-name="ce5" table:formula="of:=[.A23]*[.I2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5" table:formula="of:=MIN([.B23];[.J23])" office:value-type="float" office:value="0" calcext:value-type="float">
            <text:p>0</text:p>
          </table:table-cell>
          <table:table-cell table:number-columns-repeated="2"/>
          <table:table-cell table:style-name="ce5" table:formula="of:=[.B23]*[.J2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5" table:formula="of:=MIN([.C23];[.K23])" office:value-type="float" office:value="0" calcext:value-type="float">
            <text:p>0</text:p>
          </table:table-cell>
          <table:table-cell table:number-columns-repeated="2"/>
          <table:table-cell table:style-name="ce5" table:formula="of:=[.C23]*[.K2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5" table:formula="of:=MIN([.D23];[.L23])" office:value-type="float" office:value="0" calcext:value-type="float">
            <text:p>0</text:p>
          </table:table-cell>
          <table:table-cell table:number-columns-repeated="2"/>
          <table:table-cell table:style-name="ce5" table:formula="of:=[.D23]*[.L2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5" table:formula="of:=MIN([.E23];[.M23])" office:value-type="float" office:value="0" calcext:value-type="float">
            <text:p>0</text:p>
          </table:table-cell>
          <table:table-cell table:number-columns-repeated="2"/>
          <table:table-cell table:style-name="ce5" table:formula="of:=[.E23]*[.M2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5" table:formula="of:=MIN([.F23];[.N23])" office:value-type="float" office:value="0" calcext:value-type="float">
            <text:p>0</text:p>
          </table:table-cell>
          <table:table-cell table:number-columns-repeated="2"/>
          <table:table-cell table:style-name="ce5" table:formula="of:=[.F23]*[.N2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5" table:formula="of:=MIN([.G23];[.O23])" office:value-type="float" office:value="0" calcext:value-type="float">
            <text:p>0</text:p>
          </table:table-cell>
          <table:table-cell table:number-columns-repeated="2"/>
          <table:table-cell table:style-name="ce5" table:formula="of:=[.G23]*[.O2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5" table:formula="of:=MIN([.H23];[.P23])" office:value-type="float" office:value="0" calcext:value-type="float">
            <text:p>0</text:p>
          </table:table-cell>
          <table:table-cell table:number-columns-repeated="2"/>
          <table:table-cell table:style-name="ce5" table:formula="of:=[.H23]*[.P2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string" calcext:value-type="string">
            <text:p>Variance</text:p>
          </table:table-cell>
          <table:table-cell/>
          <table:table-cell table:style-name="ce5" table:formula="of:=[.A23]*[.A23]*[.A25]+[.B23]*[.B23]*[.B25]+[.C23]*[.C23]*[.C26]+[.D23]*[.D23]*[.D27]+[.E23]*[.E23]*[.E28]+[.F23]*[.F23]*[.F29]+[.A23]*[.B23]*[.B26]+[.A23]*[.C23]*[.C27]+[.A23]*[.D23]*[.D28]+[.A23]*[.E23]*[.E29]+[.A23]*[.F23]*[.F30]+[.B23]*[.C23]*[.C25]+[.B23]*[.D23]*[.D25]+[.B23]*[.E23]*[.E25]+[.B23]*[.F23]*[.F25]+[.C23]*[.D23]*[.D26]+[.C23]*[.E23]*[.E26]+[.C23]*[.F23]*[.F26]+[.D23]*[.E23]*[.E27]+[.D23]*[.F23]*[.F27]+[.E23]*[.F23]*[.F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string" calcext:value-type="string">
            <text:p>Return</text:p>
          </table:table-cell>
          <table:table-cell/>
          <table:table-cell table:style-name="ce5" table:formula="of:=-1*([.A23]*[.A31]+[.B23]*[.B31]+[.C23]*[.C31]+[.D23]*[.D31]+[.E23]*[.E31]+[.F23]*[.F31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/00/0000</text:date>, <text:time style:data-style-name="N2" text:time-value="09:13:13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18-04-29T13:31:53.582000000</dc:date>
    <meta:editing-duration>PT2H22M32S</meta:editing-duration>
    <meta:editing-cycles>6</meta:editing-cycles>
    <meta:document-statistic meta:table-count="1" meta:cell-count="281" meta:object-count="0"/>
  </office:meta>
</office:document-meta>
</file>